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Liberation Sans" svg:font-family="'Liberation Sans'" style:font-adornments="Vet cursief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0.5pt" officeooo:paragraph-rsid="01ad7f5d" style:font-size-asian="10.5pt" style:font-size-complex="10.5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0.5pt" officeooo:paragraph-rsid="01ae0bb1" style:font-size-asian="10.5pt" style:font-size-complex="10.5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4" fo:font-size="12pt" officeooo:paragraph-rsid="01bc32b8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e4eb0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4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4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4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4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style:text-properties officeooo:paragraph-rsid="01b63ad1"/>
    </style:style>
    <style:style style:name="P28" style:family="paragraph" style:parent-style-name="Standard">
      <style:text-properties officeooo:paragraph-rsid="01bc32b8"/>
    </style:style>
    <style:style style:name="P29" style:family="paragraph" style:parent-style-name="Standard">
      <style:text-properties officeooo:paragraph-rsid="01be4eb0"/>
    </style:style>
    <style:style style:name="P30" style:family="paragraph" style:parent-style-name="Standard">
      <style:text-properties officeooo:paragraph-rsid="01c0339d"/>
    </style:style>
    <style:style style:name="P31" style:family="paragraph" style:parent-style-name="Standard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style:font-name="Liberation Sans4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ans4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ans4" fo:font-size="12pt" style:font-size-asian="12pt" style:font-size-complex="12pt"/>
    </style:style>
    <style:style style:name="P35" style:family="paragraph" style:parent-style-name="Standard">
      <style:paragraph-properties fo:text-align="end" style:justify-single-word="false" style:snap-to-layout-grid="false"/>
      <style:text-properties style:font-name="Liberation Sans4" fo:font-size="12pt" style:font-size-asian="12pt" style:font-size-complex="12pt"/>
    </style:style>
    <style:style style:name="P36" style:family="paragraph" style:parent-style-name="Standard">
      <style:paragraph-properties style:snap-to-layout-grid="false"/>
      <style:text-properties style:font-name="Liberation Sans4" fo:font-size="12pt" style:font-size-asian="12pt" style:font-size-complex="12pt"/>
    </style:style>
    <style:style style:name="P37" style:family="paragraph" style:parent-style-name="Standard">
      <style:paragraph-properties style:snap-to-layout-grid="false"/>
      <style:text-properties style:font-name="Liberation Sans4" fo:font-size="12pt" officeooo:paragraph-rsid="01b374ec" style:font-size-asian="12pt" style:font-size-complex="12pt"/>
    </style:style>
    <style:style style:name="P38" style:family="paragraph" style:parent-style-name="Standard">
      <style:text-properties style:font-name="Liberation Sans4" fo:font-size="12pt" officeooo:paragraph-rsid="01b63ad1" style:font-size-asian="12pt" style:font-size-complex="12pt"/>
    </style:style>
    <style:style style:name="P39" style:family="paragraph" style:parent-style-name="Standard">
      <style:text-properties style:font-name="Liberation Sans4" fo:font-size="12pt" officeooo:paragraph-rsid="01bc32b8" style:font-size-asian="12pt" style:font-size-complex="12pt"/>
    </style:style>
    <style:style style:name="P40" style:family="paragraph" style:parent-style-name="Standard">
      <style:text-properties style:font-name="Liberation Sans4" fo:font-size="12pt" officeooo:paragraph-rsid="0103e699" style:font-size-asian="12pt" style:font-size-complex="12pt"/>
    </style:style>
    <style:style style:name="P41" style:family="paragraph" style:parent-style-name="Standard">
      <style:text-properties style:font-name="Liberation Sans4" fo:font-size="12pt" officeooo:paragraph-rsid="01be4eb0" style:font-size-asian="12pt" style:font-size-complex="12pt"/>
    </style:style>
    <style:style style:name="P42" style:family="paragraph" style:parent-style-name="Standard">
      <style:paragraph-properties style:snap-to-layout-grid="false"/>
      <style:text-properties style:font-name="Liberation Sans4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style:snap-to-layout-grid="false"/>
      <style:text-properties style:font-name="Liberation Sans4" fo:font-size="12pt" fo:language="nl" fo:country="NL" officeooo:paragraph-rsid="00a7a2ad" style:font-size-asian="12pt" style:font-size-complex="12pt"/>
    </style:style>
    <style:style style:name="P44" style:family="paragraph" style:parent-style-name="Standard">
      <style:paragraph-properties style:snap-to-layout-grid="false"/>
      <style:text-properties style:font-name="Liberation Sans4" fo:font-size="12pt" fo:language="nl" fo:country="NL" officeooo:paragraph-rsid="00172dcf" style:font-size-asian="12pt" style:font-size-complex="12pt"/>
    </style:style>
    <style:style style:name="P45" style:family="paragraph" style:parent-style-name="Standard">
      <style:paragraph-properties style:snap-to-layout-grid="false"/>
      <style:text-properties style:font-name="Liberation Sans4" fo:font-size="12pt" fo:language="nl" fo:country="NL" officeooo:paragraph-rsid="01b374ec" style:font-size-asian="12pt" style:font-size-complex="12pt"/>
    </style:style>
    <style:style style:name="P46" style:family="paragraph" style:parent-style-name="Standard">
      <style:paragraph-properties fo:text-align="end" style:justify-single-word="false" style:snap-to-layout-grid="false"/>
      <style:text-properties style:font-name="Liberation Sans4" fo:font-size="12pt" fo:language="nl" fo:country="NL" officeooo:paragraph-rsid="01b374ec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4" fo:font-size="12pt" fo:font-weight="bold" officeooo:paragraph-rsid="01b374ec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Liberation Sans4" fo:font-size="12pt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4" fo:font-size="12pt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4" fo:font-size="12pt" officeooo:paragraph-rsid="0106719c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4" fo:font-size="12pt" officeooo:paragraph-rsid="01170d3c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4" fo:font-size="12pt" officeooo:paragraph-rsid="01b1d963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4" fo:font-size="12pt" officeooo:rsid="01170d3c" officeooo:paragraph-rsid="01170d3c" style:font-size-asian="12pt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4" fo:font-size="12pt" officeooo:rsid="0118594f" officeooo:paragraph-rsid="013f2347" style:font-size-asian="12pt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4" fo:font-size="12pt" officeooo:rsid="00a0666e" officeooo:paragraph-rsid="013f2347" style:font-size-asian="12pt" style:font-size-complex="12pt"/>
    </style:style>
    <style:style style:name="P56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4" fo:font-size="12pt" officeooo:rsid="0094786a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4" fo:font-size="12pt" officeooo:rsid="0133a783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Liberation Sans4" fo:font-size="12pt" officeooo:rsid="013dab0d" officeooo:paragraph-rsid="013dab0d" style:font-size-asian="12pt" style:font-size-complex="12pt"/>
    </style:style>
    <style:style style:name="P59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4" fo:font-size="12pt" officeooo:rsid="013b0886" officeooo:paragraph-rsid="013f2347" style:font-size-asian="12pt" style:font-size-complex="12pt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4" fo:font-size="12pt" fo:font-weight="bold" officeooo:paragraph-rsid="00ec6511" style:font-size-asian="12pt" style:font-weight-asian="bold" style:font-size-complex="12pt" style:font-weight-complex="bold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0.5pt" officeooo:paragraph-rsid="0175b6b8" style:font-size-asian="10.5pt" style:font-size-complex="10.5pt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0f5ba74"/>
    </style:style>
    <style:style style:name="P65" style:family="paragraph" style:parent-style-name="Standard" style:list-style-name="L1">
      <style:text-properties officeooo:paragraph-rsid="0103e699"/>
    </style:style>
    <style:style style:name="P66" style:family="paragraph" style:parent-style-name="Standard" style:list-style-name="L2">
      <style:text-properties officeooo:paragraph-rsid="006ea368"/>
    </style:style>
    <style:style style:name="P67" style:family="paragraph" style:parent-style-name="Standard" style:list-style-name="L2">
      <style:text-properties officeooo:paragraph-rsid="01d1c20a"/>
    </style:style>
    <style:style style:name="P68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69" style:family="paragraph" style:parent-style-name="Standard" style:list-style-name="L1">
      <style:paragraph-properties fo:break-before="page"/>
      <style:text-properties officeooo:paragraph-rsid="00fe7fca"/>
    </style:style>
    <style:style style:name="P70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style:font-name="Liberation Sans4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>
      <style:paragraph-properties fo:text-align="start"/>
      <style:text-properties style:text-line-through-style="none" style:text-line-through-type="none" style:font-name="Liberation Sans4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13aa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8b45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77c6f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44939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d3db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e2d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8e1d6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8e974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5223c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d701e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d92eb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db06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8be3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1e8d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bd7b0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2907b8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aefd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86f0b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619c1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af24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e4269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b00ed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b05b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b259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b3d0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b552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2ae7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8169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8d105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82a33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291ec0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526a1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normal" officeooo:rsid="0046a787" fo:background-color="transparent" loext:char-shading-value="0" style:font-name-asian="Arial1" style:font-size-asian="12pt" style:language-asian="nl" style:country-asian="NL" style:font-style-asian="normal" style:font-weight-asian="normal" style:font-name-complex="Arial1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officeooo:rsid="002ae71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officeooo:rsid="013d34c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officeooo:rsid="003abb2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officeooo:rsid="01d701e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officeooo:rsid="015ed82f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officeooo:rsid="015dd0e8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officeooo:rsid="00d3db2f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bold" officeooo:rsid="01d701e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style:text-line-through-style="none" style:text-line-through-type="none" style:font-name="Liberation Sans4" fo:font-size="12pt" fo:language="nl" fo:country="NL" fo:font-style="normal" style:text-underline-style="none" fo:font-weight="bold" officeooo:rsid="01d92eb3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style:text-line-through-style="none" style:text-line-through-type="none" style:font-name="Liberation Sans4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4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4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4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4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4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4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4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4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4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4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4" fo:font-size="12pt" fo:language="nl" fo:country="NL" style:text-underline-style="none" fo:font-weight="normal" officeooo:rsid="002ef899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text-line-through-style="none" style:text-line-through-type="none" style:font-name="Liberation Sans4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text-line-through-style="none" style:text-line-through-type="none" style:font-name="Liberation Sans4" fo:font-size="12pt" fo:language="nl" fo:country="NL" style:text-underline-style="none" fo:font-weight="normal" officeooo:rsid="02907b8c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text-line-through-style="none" style:text-line-through-type="none" style:font-name="Liberation Sans4" fo:font-size="12pt" fo:language="nl" fo:country="NL" style:text-underline-style="none" fo:font-weight="normal" officeooo:rsid="0188be03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1" style:family="text">
      <style:text-properties fo:color="#000000" style:text-line-through-style="none" style:text-line-through-type="none" style:font-name="Liberation Sans4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text-line-through-style="none" style:text-line-through-type="none" style:font-name="Liberation Sans4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style:text-line-through-style="none" style:text-line-through-type="none" style:font-name="Liberation Sans4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text-line-through-style="none" style:text-line-through-type="none" style:font-name="Liberation Sans4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text-line-through-style="none" style:text-line-through-type="none" style:font-name="Liberation Sans4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text-line-through-style="none" style:text-line-through-type="none" style:font-name="Liberation Sans4" fo:font-size="12pt" fo:language="nl" fo:country="NL" style:text-underline-style="none" fo:font-weight="normal" officeooo:rsid="00e2d52d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style:text-line-through-style="none" style:text-line-through-type="none" style:font-name="Liberation Sans4" fo:font-size="12pt" fo:language="nl" fo:country="NL" fo:font-style="italic" style:text-underline-style="none" fo:font-weight="normal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style:text-line-through-style="none" style:text-line-through-type="none" style:font-name="Liberation Sans4" fo:font-size="12pt" fo:language="nl" fo:country="NL" fo:font-style="italic" style:text-underline-style="none" fo:font-weight="normal" officeooo:rsid="007acaae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style:text-line-through-style="none" style:text-line-through-type="none" style:font-name="Liberation Sans4" fo:font-size="12pt" fo:language="nl" fo:country="NL" fo:font-style="italic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style:text-line-through-style="none" style:text-line-through-type="none" style:font-name="Liberation Sans4" fo:font-size="12pt" fo:language="nl" fo:country="NL" fo:font-style="italic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style:text-line-through-style="none" style:text-line-through-type="none" style:font-name="Liberation Sans4" fo:font-size="12pt" fo:language="nl" fo:country="NL" fo:font-style="italic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style:text-line-through-style="none" style:text-line-through-type="none" style:font-name="Liberation Sans4" fo:font-size="12pt" fo:language="nl" fo:country="NL" fo:font-style="italic" style:text-underline-style="none" fo:font-weight="normal" officeooo:rsid="00fe7fc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3" style:family="text">
      <style:text-properties fo:color="#000000" style:text-line-through-style="none" style:text-line-through-type="none" style:font-name="Liberation Sans4" fo:font-size="12pt" fo:language="nl" fo:country="NL" fo:font-style="italic" style:text-underline-style="none" fo:font-weight="normal" officeooo:rsid="01d805e8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4" style:family="text">
      <style:text-properties fo:color="#000000" style:text-line-through-style="none" style:text-line-through-type="none" style:font-name="Liberation Sans4" fo:font-size="12pt" fo:language="nl" fo:country="NL" fo:font-style="italic" style:text-underline-style="none" fo:font-weight="normal" officeooo:rsid="01db35c8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5" style:family="text">
      <style:text-properties fo:color="#000000" style:text-line-through-style="none" style:text-line-through-type="none" style:font-name="Liberation Sans4" fo:font-size="12pt" fo:language="nl" fo:country="NL" fo:font-style="italic" style:text-underline-style="none" fo:font-weight="normal" officeooo:rsid="01cd201b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6" style:family="text">
      <style:text-properties fo:color="#000000" style:text-line-through-style="none" style:text-line-through-type="none" style:font-name="Liberation Sans4" fo:font-size="12pt" fo:language="nl" fo:country="NL" fo:font-style="italic" style:text-underline-style="none" fo:font-weight="normal" officeooo:rsid="01d805e8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7" style:family="text">
      <style:text-properties fo:color="#000000" style:text-line-through-style="none" style:text-line-through-type="none" style:font-name="Liberation Sans4" fo:font-size="12pt" fo:language="nl" fo:country="NL" fo:font-style="italic" style:text-underline-style="none" fo:font-weight="normal" officeooo:rsid="01db35c8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8" style:family="text">
      <style:text-properties fo:color="#000000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99" style:family="text">
      <style:text-properties fo:color="#000000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00" style:family="text">
      <style:text-properties fo:color="#000000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1" style:family="text">
      <style:text-properties fo:color="#000000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2" style:family="text">
      <style:text-properties fo:color="#000000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3" style:family="text">
      <style:text-properties fo:color="#000000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4" style:family="text">
      <style:text-properties fo:color="#000000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5" style:family="text">
      <style:text-properties fo:color="#000000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6" style:family="text">
      <style:text-properties fo:color="#000000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color="#000000" style:font-name="Liberation Sans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style:font-name="Liberation Sans4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style:font-name="Liberation Sans4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style:font-name="Liberation Sans4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style:font-name="Liberation Sans4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style:font-name="Liberation Sans4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style:font-name="Liberation Sans4" fo:font-size="12pt" fo:language="nl" fo:country="NL" fo:font-weight="normal" officeooo:rsid="01d701e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style:font-name="Liberation Sans4" fo:font-size="12pt" fo:language="nl" fo:country="NL" fo:font-weight="normal" officeooo:rsid="01d8667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style:font-name="Liberation Sans4" fo:font-size="12pt" fo:language="nl" fo:country="NL" fo:font-weight="normal" officeooo:rsid="01d701eb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style:font-name="Liberation Sans4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7" style:family="text">
      <style:text-properties fo:color="#000000" style:font-name="Liberation Sans4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style:font-name="Liberation Sans4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font-name="Liberation Sans4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font-name="Liberation Sans4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font-name="Liberation Sans4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font-name="Liberation Sans4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font-name="Liberation Sans4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font-name="Liberation Sans4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officeooo:rsid="014eeaf0"/>
    </style:style>
    <style:style style:name="T126" style:family="text">
      <style:text-properties officeooo:rsid="014ea810"/>
    </style:style>
    <style:style style:name="T127" style:family="text">
      <style:text-properties style:text-line-through-style="none" style:text-line-through-type="none" style:font-name="Liberation Sans4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ans4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ans4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Liberation Sans4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ans4" fo:font-size="12pt" style:text-underline-style="none" fo:font-weight="normal" officeooo:rsid="0be91597" style:font-name-asian="DejaVu Sans1" style:font-weight-asian="normal" style:language-complex="nl" style:country-complex="NL" style:font-weight-complex="normal"/>
    </style:style>
    <style:style style:name="T132" style:family="text">
      <style:text-properties style:text-line-through-style="none" style:text-line-through-type="none" style:font-name="Liberation Sans4" fo:font-size="12pt" style:text-underline-style="none" fo:font-weight="normal" officeooo:rsid="00bddfbe" style:font-name-asian="Ubuntu2" style:font-weight-asian="normal" style:language-complex="nl" style:country-complex="NL" style:font-weight-complex="normal"/>
    </style:style>
    <style:style style:name="T133" style:family="text">
      <style:text-properties style:text-line-through-style="none" style:text-line-through-type="none" style:font-name="Liberation Sans4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4" fo:font-size="12pt" fo:language="nl" fo:country="NL" style:text-underline-style="none" fo:font-weight="normal" officeooo:rsid="005a11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4" fo:font-size="12pt" fo:language="nl" fo:country="N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213df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062cf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08d28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808080" style:font-name="Liberation Sans4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5" style:family="text">
      <style:text-properties officeooo:rsid="00172dcf"/>
    </style:style>
    <style:style style:name="T146" style:family="text">
      <style:text-properties fo:font-weight="normal" officeooo:rsid="00172dcf" style:font-weight-asian="normal" style:font-weight-complex="normal"/>
    </style:style>
    <style:style style:name="T147" style:family="text">
      <style:text-properties officeooo:rsid="0119bd75"/>
    </style:style>
    <style:style style:name="T148" style:family="text">
      <style:text-properties style:font-name="Liberation Sans4"/>
    </style:style>
    <style:style style:name="T149" style:family="text">
      <style:text-properties style:font-name="Liberation Sans4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0" style:family="text">
      <style:text-properties style:font-name="Liberation Sans4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font-name="Liberation Sans4" fo:font-size="12pt" fo:font-weight="normal" style:font-size-asian="12pt" style:font-weight-asian="normal" style:font-size-complex="12pt" style:font-weight-complex="normal"/>
    </style:style>
    <style:style style:name="T152" style:family="text">
      <style:text-properties style:font-name="Liberation Sans4" fo:font-size="12pt" fo:font-weight="normal" officeooo:rsid="0091dc3b" style:font-size-asian="12pt" style:font-weight-asian="normal" style:font-size-complex="12pt" style:font-weight-complex="normal"/>
    </style:style>
    <style:style style:name="T153" style:family="text">
      <style:text-properties style:font-name="Liberation Sans4" fo:font-size="12pt" style:font-size-asian="12pt" style:font-size-complex="12pt"/>
    </style:style>
    <style:style style:name="T154" style:family="text">
      <style:text-properties style:font-name="Liberation Sans4" fo:font-size="12pt" officeooo:rsid="009c12e0" style:font-size-asian="12pt" style:font-size-complex="12pt"/>
    </style:style>
    <style:style style:name="T155" style:family="text">
      <style:text-properties style:font-name="Liberation Sans4" fo:font-size="12pt" officeooo:rsid="00178133" style:font-size-asian="12pt" style:font-size-complex="12pt"/>
    </style:style>
    <style:style style:name="T156" style:family="text">
      <style:text-properties style:font-name="Liberation Sans4" fo:font-size="12pt" officeooo:rsid="007ef2fc" style:font-size-asian="12pt" style:font-size-complex="12pt"/>
    </style:style>
    <style:style style:name="T157" style:family="text">
      <style:text-properties style:font-name="Liberation Sans4" fo:font-size="12pt" style:text-underline-style="none" officeooo:rsid="009c12e0" style:font-size-asian="12pt" style:font-size-complex="12pt"/>
    </style:style>
    <style:style style:name="T158" style:family="text">
      <style:text-properties officeooo:rsid="007505e5"/>
    </style:style>
    <style:style style:name="T159" style:family="text">
      <style:text-properties officeooo:rsid="0013aa8e"/>
    </style:style>
    <style:style style:name="T160" style:family="text">
      <style:text-properties officeooo:rsid="007ef2fc"/>
    </style:style>
    <style:style style:name="T161" style:family="text">
      <style:text-properties officeooo:rsid="01d86674"/>
    </style:style>
    <style:style style:name="T162" style:family="text">
      <style:text-properties officeooo:rsid="01d92eb3"/>
    </style:style>
    <style:style style:name="T163" style:family="text">
      <style:text-properties officeooo:rsid="01db0687"/>
    </style:style>
    <style:style style:name="T164" style:family="text">
      <style:text-properties officeooo:rsid="01db35c8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08">C</text:span></text:span><text:span text:style-name="Strong_20_Emphasis"><text:span text:style-name="T107">hecklist voor </text:span></text:span><text:span text:style-name="Strong_20_Emphasis"><text:span text:style-name="T108">het</text:span></text:span><text:span text:style-name="Strong_20_Emphasis"><text:span text:style-name="T107"> migr</text:span></text:span><text:span text:style-name="Strong_20_Emphasis"><text:span text:style-name="T108">eren</text:span></text:span><text:span text:style-name="Strong_20_Emphasis"><text:span text:style-name="T107"> van </text:span></text:span><text:span text:style-name="Strong_20_Emphasis"><text:span text:style-name="T109">Microsoft </text:span></text:span><text:span text:style-name="Strong_20_Emphasis"><text:span text:style-name="T107">Windows naar </text:span></text:span><text:span text:style-name="Strong_20_Emphasis"><text:span text:style-name="T116">Ubuntu </text:span></text:span><text:span text:style-name="Strong_20_Emphasis"><text:span text:style-name="T109">Linux</text:span></text:span><text:span text:style-name="T107">.</text:span></text:p>
      <text:p text:style-name="P5"><text:span text:style-name="Strong_20_Emphasis"><text:span text:style-name="T107"/></text:span></text:p>
      <text:p text:style-name="P6"><text:span text:style-name="Strong_20_Emphasis"><text:span text:style-name="T107">Kijk op </text:span></text:span><text:a xlink:type="simple" xlink:href="https://karelzimmer.nl/" text:style-name="Internet_20_link" text:visited-style-name="Visited_20_Internet_20_Link"><text:span text:style-name="Internet_20_link"><text:span text:style-name="T149">karelzimmer.nl</text:span></text:span></text:a><text:span text:style-name="Strong_20_Emphasis"><text:span text:style-name="T107"> </text:span></text:span><text:span text:style-name="Strong_20_Emphasis"><text:span text:style-name="T110">voor</text:span></text:span><text:span text:style-name="Strong_20_Emphasis"><text:span text:style-name="T111"> </text:span></text:span><text:span text:style-name="Strong_20_Emphasis"><text:span text:style-name="T150">deze en andere </text:span></text:span><text:span text:style-name="Strong_20_Emphasis"><text:span text:style-name="T112">checklists, scripts, en overige bestanden.</text:span></text:span></text:p>
      <text:p text:style-name="P31"/>
      <text:p text:style-name="P10"><text:span text:style-name="Strong_20_Emphasis"><text:span text:style-name="T128">D</text:span></text:span><text:span text:style-name="Strong_20_Emphasis"><text:span text:style-name="T127">it is een invulbare PD</text:span></text:span><text:span text:style-name="Strong_20_Emphasis"><text:span text:style-name="T129">F</text:span></text:span><text:span text:style-name="Strong_20_Emphasis"><text:span text:style-name="T127"> met tekst- en keuzevakken; </text:span></text:span><text:span text:style-name="Strong_20_Emphasis"><text:span text:style-name="T130">a</text:span></text:span><text:span text:style-name="Strong_20_Emphasis"><text:span text:style-name="T127">fdrukken is niet noodzakelijk.</text:span></text:span></text:p>
      <text:p text:style-name="P9"><text:span text:style-name="Strong_20_Emphasis"><text:span text:style-name="T152"/></text:span></text:p>
      <text:list xml:id="list4216273070" text:style-name="L1">
        <text:list-item>
          <text:p text:style-name="P61"><text:span text:style-name="T100">Migratie voorbereiden</text:span><text:span text:style-name="T99"> (</text:span><text:span text:style-name="T98">op</text:span><text:span text:style-name="T99"> Windows)</text:span></text:p>
        </text:list-item>
      </text:list>
      <text:p text:style-name="P38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23"><text:span text:style-name="T101">Verbreek de Internet-verbinding, zodat er geen nieuwe </text:span><text:span text:style-name="T102">e-</text:span><text:span text:style-name="T101">mails </text:span><text:span text:style-name="T102">meer</text:span><text:span text:style-name="T103"> </text:span><text:span text:style-name="T102">binnen </text:span><text:span text:style-name="T103">kunnen </text:span><text:span text:style-name="T101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3">Verzame<text:span text:style-name="T158">l</text:span> <text:span text:style-name="T159">computernaam en </text:span>gebruikersnamen (zie pagina <text:span text:style-name="T160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1"><text:span text:style-name="T153">Verzamel </text:span><text:span text:style-name="Emphasis"><text:span text:style-name="T157">per gebruiker</text:span></text:span><text:span text:style-name="T154"> </text:span><text:span text:style-name="T153">E-mail-adressen </text:span><text:span text:style-name="T155">en</text:span><text:span text:style-name="T153"> mail</text:span><text:span text:style-name="T155">-</text:span><text:span text:style-name="T153">server</text:span><text:span text:style-name="T155">-adressen</text:span><text:span text:style-name="T153"> inclusief gebruikersnamen en wachtwoorden, zie pagina </text:span><text:span text:style-name="T156">4</text:span><text:span text:style-name="T153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15"><text:span text:style-name="T117">Installeer en start </text:span><text:span text:style-name="T123">Google Chrome</text:span><text:span text:style-name="T117">, i</text:span><text:span text:style-name="T51">mporteer </text:span><text:span text:style-name="Emphasis"><text:span text:style-name="T85">per gebruiker</text:span></text:span><text:span text:style-name="T52"> </text:span><text:span text:style-name="T51">alles </text:span><text:span text:style-name="T53">vanuit </text:span><text:span text:style-name="T54">de </text:span><text:span text:style-name="T53">huidige browser</text:span><text:span text:style-name="T51">, en controleer de werking</text:span><text:span text:style-name="T117">.</text:span></text:p>
            <text:p text:style-name="P24"><text:span text:style-name="T104">Als importeren niet lukt, alles exporteren </text:span><text:span text:style-name="T105">op alle mogelijke manieren </text:span><text:span text:style-name="T104">vanuit </text:span><text:span text:style-name="T106">de </text:span><text:span text:style-name="T104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16"><text:span text:style-name="T117">Installeer en start Mozilla Firefox, i</text:span><text:span text:style-name="T51">mporteer </text:span><text:span text:style-name="Emphasis"><text:span text:style-name="T85">per gebruiker</text:span></text:span><text:span text:style-name="T52"> </text:span><text:span text:style-name="T51">alles </text:span><text:span text:style-name="T53">vanuit </text:span><text:span text:style-name="T54">de </text:span><text:span text:style-name="T53">huidige browser</text:span><text:span text:style-name="T51">, en controleer de werking</text:span><text:span text:style-name="T117">.</text:span></text:p>
            <text:p text:style-name="P25"><text:span text:style-name="T104">Als importeren niet lukt, alles exporteren </text:span><text:span text:style-name="T105">op alle mogelijke manieren </text:span><text:span text:style-name="T104">vanuit </text:span><text:span text:style-name="T106">de </text:span><text:span text:style-name="T104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14"><text:span text:style-name="T117">Installeer en start Mozilla Thunderbird, importeer </text:span><text:span text:style-name="Emphasis"><text:span text:style-name="T124">per gebruiker</text:span></text:span><text:span text:style-name="T118"> </text:span><text:span text:style-name="T119">vanuit </text:span><text:span text:style-name="T120">het </text:span><text:span text:style-name="T119">huidig e-mailprogramma </text:span><text:span text:style-name="T12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"><text:s/></text:span></text:span><text:span text:style-name="Strong_20_Emphasis"><text:span text:style-name="T49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4"><text:s/></text:span></text:span><text:span text:style-name="Strong_20_Emphasis"><text:span text:style-name="T49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4"><text:s/></text:span></text:span><text:span text:style-name="Strong_20_Emphasis"><text:span text:style-name="T49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4"><text:s/></text:span></text:span><text:span text:style-name="Strong_20_Emphasis"><text:span text:style-name="T49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49"><text:tab/></text:span></text:span><text:span text:style-name="T121">accountinstellingen</text:span><text:span text:style-name="T11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22"><text:span text:style-name="Strong_20_Emphasis"><text:span text:style-name="T131"><text:s/></text:span></text:span><text:span text:style-name="Strong_20_Emphasis"><text:span text:style-name="T132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132"><text:tab/></text:span></text:span><text:span text:style-name="T148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22"><text:span text:style-name="Strong_20_Emphasis"><text:span text:style-name="T131"><text:s/></text:span></text:span><text:span text:style-name="Strong_20_Emphasis"><text:span text:style-name="T132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132"><text:tab/></text:span></text:span><text:span text:style-name="T148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"><text:s/></text:span></text:span><text:span text:style-name="Strong_20_Emphasis"><text:span text:style-name="T49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4"><text:s/></text:span></text:span><text:span text:style-name="Strong_20_Emphasis"><text:span text:style-name="T49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4"><text:s/></text:span></text:span><text:span text:style-name="Strong_20_Emphasis"><text:span text:style-name="T49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4"><text:s/></text:span></text:span><text:span text:style-name="Strong_20_Emphasis"><text:span text:style-name="T49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49"><text:tab/></text:span></text:span><text:span text:style-name="T122">agenda, </text:span><text:span text:style-name="T11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"><text:s/></text:span></text:span><text:span text:style-name="Strong_20_Emphasis"><text:span text:style-name="T49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9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9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9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49"><text:tab/></text:span></text:span><text:span text:style-name="T11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/>
          </table:table-cell>
          <table:table-cell table:style-name="_31_._5f_Migratie_5f_voorbereiden.A1" office:value-type="string">
            <text:p text:style-name="P26">Als importeren niet lukt, alles exporteren op alle mogelijke manieren vanuit het huidig e-mailprogramma om later de gegevens alsnog te kunnen importeren.</text:p>
          </table:table-cell>
        </table:table-row>
      </table:table>
      <text:p text:style-name="P32"/>
      <text:list xml:id="list113845925471061" text:continue-list="list4216273070" text:style-name="L1">
        <text:list-item text:start-value="1">
          <text:p text:style-name="P69"><text:span text:style-name="Strong_20_Emphasis"><text:span text:style-name="T59">Migratie voorbereiden</text:span></text:span><text:span text:style-name="Strong_20_Emphasis"><text:span text:style-name="T91"> (</text:span></text:span><text:span text:style-name="Strong_20_Emphasis"><text:span text:style-name="T95">op</text:span></text:span><text:span text:style-name="Strong_20_Emphasis"><text:span text:style-name="T91"> Windows) - </text:span></text:span><text:span text:style-name="Strong_20_Emphasis"><text:span text:style-name="T92">vervolg</text:span></text:span></text:p>
        </text:list-item>
      </text:list>
      <text:p text:style-name="P39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8"><text:span text:style-name="Strong_20_Emphasis"><text:span text:style-name="T4"><text:s/></text:span></text:span><text:span text:style-name="Strong_20_Emphasis"><text:span text:style-name="T49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9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4"><text:s/></text:span></text:span><text:span text:style-name="Strong_20_Emphasis"><text:span text:style-name="T49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2">M</text:span></text:span><text:span text:style-name="Strong_20_Emphasis"><text:span text:style-name="T23">aak een Windows </text:span></text:span><text:span text:style-name="Strong_20_Emphasis"><text:span text:style-name="T24">back-up</text:span></text:span><text:span text:style-name="Strong_20_Emphasis"><text:span text:style-name="T23"> via kopiëren naar een externe harddisk</text:span></text:span><text:span text:style-name="Strong_20_Emphasis"><text:span text:style-name="T5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4"><text:s/></text:span></text:span><text:span text:style-name="Strong_20_Emphasis"><text:span text:style-name="T49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5">Mijn documenten, </text:span></text:span><text:span text:style-name="Strong_20_Emphasis"><text:span text:style-name="T26">etc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4"><text:s/></text:span></text:span><text:span text:style-name="Strong_20_Emphasis"><text:span text:style-name="T49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5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4"><text:s/></text:span></text:span><text:span text:style-name="Strong_20_Emphasis"><text:span text:style-name="T49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5">Bureaubladachtergrond</text:span></text:span><text:span text:style-name="Strong_20_Emphasis"><text:span text:style-name="T27">en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4"><text:s/></text:span></text:span><text:span text:style-name="Strong_20_Emphasis"><text:span text:style-name="T49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4"><text:s/></text:span></text:span><text:span text:style-name="Strong_20_Emphasis"><text:span text:style-name="T49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9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9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4"><text:s/></text:span></text:span><text:span text:style-name="Strong_20_Emphasis"><text:span text:style-name="T49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49"><text:tab/></text:span></text:span><text:span text:style-name="Strong_20_Emphasis"><text:span text:style-name="T25">De aangemaakte </text:span></text:span><text:span text:style-name="Strong_20_Emphasis"><text:span text:style-name="T12">GC</text:span></text:span><text:span text:style-name="Strong_20_Emphasis"><text:span text:style-name="T25"> bestanden<text:line-break/><text:tab/><text:tab/><text:tab/><text:tab/></text:span></text:span><text:span text:style-name="Strong_20_Emphasis"><text:span text:style-name="T28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25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5">\Application Data\</text:span></text:span><text:span text:style-name="Strong_20_Emphasis"><text:span text:style-name="T12">Google</text:span></text:span><text:span text:style-name="Strong_20_Emphasis"><text:span text:style-name="T25"><text:line-break/><text:tab/><text:tab/><text:tab/><text:tab/></text:span></text:span><text:span text:style-name="Strong_20_Emphasis"><text:span text:style-name="T28">&gt;= </text:span></text:span><text:span text:style-name="Strong_20_Emphasis"><text:span text:style-name="T88">W7</text:span></text:span><text:span text:style-name="Strong_20_Emphasis"><text:span text:style-name="T89">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5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9">\</text:span></text:span><text:span text:style-name="Strong_20_Emphasis"><text:span text:style-name="T25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4"><text:s/></text:span></text:span><text:span text:style-name="Strong_20_Emphasis"><text:span text:style-name="T49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4"><text:s/></text:span></text:span><text:span text:style-name="Strong_20_Emphasis"><text:span text:style-name="T49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9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9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4"><text:s/></text:span></text:span><text:span text:style-name="Strong_20_Emphasis"><text:span text:style-name="T49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49"><text:tab/></text:span></text:span><text:span text:style-name="Strong_20_Emphasis"><text:span text:style-name="T25">De aangemaakte FF bestanden<text:line-break/><text:tab/><text:tab/><text:tab/><text:tab/></text:span></text:span><text:span text:style-name="Strong_20_Emphasis"><text:span text:style-name="T28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25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5">\Application Data\Mozilla<text:line-break/><text:tab/><text:tab/><text:tab/><text:tab/></text:span></text:span><text:span text:style-name="Strong_20_Emphasis"><text:span text:style-name="T28">&gt;= </text:span></text:span><text:span text:style-name="Strong_20_Emphasis"><text:span text:style-name="T88">W7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5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9">\</text:span></text:span><text:span text:style-name="Strong_20_Emphasis"><text:span text:style-name="T25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4"><text:s/></text:span></text:span><text:span text:style-name="Strong_20_Emphasis"><text:span text:style-name="T49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4"><text:s/></text:span></text:span><text:span text:style-name="Strong_20_Emphasis"><text:span text:style-name="T49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4"><text:s/></text:span></text:span><text:span text:style-name="Strong_20_Emphasis"><text:span text:style-name="T49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4"><text:s/></text:span></text:span><text:span text:style-name="Strong_20_Emphasis"><text:span text:style-name="T49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4"><text:s/></text:span></text:span><text:span text:style-name="Strong_20_Emphasis"><text:span text:style-name="T49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49"><text:tab/></text:span></text:span><text:span text:style-name="Strong_20_Emphasis"><text:span text:style-name="T25">De aangemaakte TB bestanden<text:line-break/><text:tab/><text:tab/><text:tab/><text:tab/></text:span></text:span><text:span text:style-name="Strong_20_Emphasis"><text:span text:style-name="T28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29">C:\Documents and Settings\</text:span></text:span><text:span text:style-name="Definition"><text:span text:style-name="T135">&lt;</text:span></text:span><text:span text:style-name="Definition"><text:span text:style-name="T134">Gebruikersnaam</text:span></text:span><text:span text:style-name="Definition"><text:span text:style-name="T135">&gt;</text:span></text:span><text:span text:style-name="Strong_20_Emphasis"><text:span text:style-name="T29">\</text:span></text:span><text:span text:style-name="Strong_20_Emphasis"><text:span text:style-name="T25">Application Data\Thunderbird<text:line-break/><text:tab/><text:tab/><text:tab/><text:tab/></text:span></text:span><text:span text:style-name="Strong_20_Emphasis"><text:span text:style-name="T28">&gt;= </text:span></text:span><text:span text:style-name="Strong_20_Emphasis"><text:span text:style-name="T88">W7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5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9">\</text:span></text:span><text:span text:style-name="Strong_20_Emphasis"><text:span text:style-name="T25">AppData\Roaming\Thunderbird</text:span></text:span></text:p>
          </table:table-cell>
        </table:table-row>
      </table:table>
      <text:p text:style-name="P13"/>
      <text:p text:style-name="P40"/>
      <text:list xml:id="list113847468680903" text:continue-numbering="true" text:style-name="L1">
        <text:list-item>
          <text:p text:style-name="P65"><text:span text:style-name="Strong_20_Emphasis"><text:span text:style-name="T65">Ubuntu L</text:span></text:span><text:span text:style-name="Strong_20_Emphasis"><text:span text:style-name="T56">inux installeren</text:span></text:span><text:span text:style-name="Strong_20_Emphasis"><text:span text:style-name="T30"> </text:span></text:span><text:span text:style-name="Emphasis"><text:span text:style-name="T79">overweeg dual-boot</text:span></text:span></text:p>
        </text:list-item>
      </text:list>
      <text:p text:style-name="P4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9"><text:span text:style-name="Strong_20_Emphasis"><text:span text:style-name="T4"><text:s/></text:span></text:span><text:span text:style-name="Strong_20_Emphasis"><text:span text:style-name="T49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20"><text:span text:style-name="Strong_20_Emphasis"><text:span text:style-name="T11">Installeer </text:span></text:span><text:span text:style-name="Strong_20_Emphasis"><text:span text:style-name="T20">Ubuntu </text:span></text:span><text:span text:style-name="Strong_20_Emphasis"><text:span text:style-name="T11">Linux volgens de </text:span></text:span><text:span text:style-name="Strong_20_Emphasis"><text:span text:style-name="T61">Checklist</text:span></text:span><text:span text:style-name="Strong_20_Emphasis"><text:span text:style-name="T62"> i</text:span></text:span><text:span text:style-name="Strong_20_Emphasis"><text:span text:style-name="T63">nstallatie</text:span></text:span><text:span text:style-name="Strong_20_Emphasis"><text:span text:style-name="T13">, </text:span></text:span><text:span text:style-name="Emphasis"><text:span text:style-name="T86">met uitzondering van back-up terugzetten</text:span></text:span><text:span text:style-name="Strong_20_Emphasis"><text:span text:style-name="T14">.</text:span></text:span><text:span text:style-name="Strong_20_Emphasis"><text:span text:style-name="T11">.</text:span></text:span></text:p>
          </table:table-cell>
        </table:table-row>
      </table:table>
      <text:p text:style-name="P11"><text:span text:style-name="Strong_20_Emphasis"><text:span text:style-name="T136"><text:tab/></text:span></text:span></text:p>
      <text:list xml:id="list113846628445762" text:continue-numbering="true" text:style-name="L1">
        <text:list-item>
          <text:p text:style-name="P64"><text:span text:style-name="Strong_20_Emphasis"><text:span text:style-name="T56">Migratie uitvoeren</text:span></text:span><text:span text:style-name="Strong_20_Emphasis"><text:span text:style-name="T21"> </text:span></text:span><text:span text:style-name="Strong_20_Emphasis"><text:span text:style-name="T87">(</text:span></text:span><text:span text:style-name="Strong_20_Emphasis"><text:span text:style-name="T95">op</text:span></text:span><text:span text:style-name="Strong_20_Emphasis"><text:span text:style-name="T87"> </text:span></text:span><text:span text:style-name="Strong_20_Emphasis"><text:span text:style-name="T97">Ubuntu </text:span></text:span><text:span text:style-name="Strong_20_Emphasis"><text:span text:style-name="T87">Linux)</text:span></text:span><text:span text:style-name="Strong_20_Emphasis"><text:span text:style-name="T21"><text:line-break/></text:span></text:span></text:p>
          <text:p text:style-name="P70">De handelingen in dit hoofdstuk dienen per gebruiker te worden uitgevoerd</text:p>
          <text:p text:style-name="P62"><text:span text:style-name="Emphasis"><text:span text:style-name="T138"/></text:span></text:p>
        </text:list-item>
      </text:list>
      <text:p text:style-name="P12"><text:span text:style-name="Strong_20_Emphasis"><text:span text:style-name="T136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136"><text:tab/></text:span></text:span><text:span text:style-name="Strong_20_Emphasis"><text:span text:style-name="T139">Zorg dat er geen </text:span></text:span><text:span text:style-name="Strong_20_Emphasis"><text:span text:style-name="T137">Internet-verbinding </text:span></text:span><text:span text:style-name="Strong_20_Emphasis"><text:span text:style-name="T139">is, zodat er geen nieuwe </text:span></text:span><text:span text:style-name="Strong_20_Emphasis"><text:span text:style-name="T140">e-</text:span></text:span><text:span text:style-name="Strong_20_Emphasis"><text:span text:style-name="T139">mails </text:span></text:span><text:span text:style-name="Strong_20_Emphasis"><text:span text:style-name="T141">kunnen </text:span></text:span><text:span text:style-name="Strong_20_Emphasis"><text:span text:style-name="T140">binnen</text:span></text:span><text:span text:style-name="Strong_20_Emphasis"><text:span text:style-name="T139">komen.</text:span></text:span></text:p>
      <text:p text:style-name="P7"><text:span text:style-name="Strong_20_Emphasis"><text:span text:style-name="T50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21">Koppel de externe harddisk aan.</text:span></text:span></text:p>
      <text:p text:style-name="P7"><text:span text:style-name="Strong_20_Emphasis"><text:span text:style-name="T50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21">Kopieer </text:span></text:span><text:span text:style-name="Strong_20_Emphasis"><text:span text:style-name="T31">Mijn documenten, </text:span></text:span><text:span text:style-name="Strong_20_Emphasis"><text:span text:style-name="T26">etc</text:span></text:span><text:span text:style-name="Strong_20_Emphasis"><text:span text:style-name="T21">.</text:span></text:span></text:p>
      <text:p text:style-name="P7"><text:span text:style-name="Strong_20_Emphasis"><text:span text:style-name="T50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32">Kopieer </text:span></text:span><text:span text:style-name="Strong_20_Emphasis"><text:span text:style-name="T33">Belastingdienst naar ~/belastingdienst.nl.</text:span></text:span></text:p>
      <text:p text:style-name="P7"><text:span text:style-name="Strong_20_Emphasis"><text:span text:style-name="T50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32">Kopieer </text:span></text:span><text:span text:style-name="Strong_20_Emphasis"><text:span text:style-name="T25">Bureaubladachtergrond </text:span></text:span><text:span text:style-name="Strong_20_Emphasis"><text:span text:style-name="T34">naar ~/Afbeeldingen.</text:span></text:span></text:p>
      <text:p text:style-name="P7"><text:span text:style-name="Strong_20_Emphasis"><text:span text:style-name="T50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50"><text:tab/></text:span></text:span><text:span text:style-name="Strong_20_Emphasis"><text:span text:style-name="T21">Kopieer de </text:span></text:span><text:span text:style-name="Strong_20_Emphasis"><text:span text:style-name="T15">Chrome </text:span></text:span><text:span text:style-name="Strong_20_Emphasis"><text:span text:style-name="T21">data </text:span></text:span><text:span text:style-name="Strong_20_Emphasis"><text:span text:style-name="T32">naar ~/.</text:span></text:span><text:span text:style-name="Strong_20_Emphasis"><text:span text:style-name="T15">chrome</text:span></text:span><text:span text:style-name="Strong_20_Emphasis"><text:span text:style-name="T35">, </text:span></text:span><text:span text:style-name="Strong_20_Emphasis"><text:span text:style-name="T26">of in </text:span></text:span><text:span text:style-name="Strong_20_Emphasis"><text:span text:style-name="T32">~/.</text:span></text:span><text:span text:style-name="Strong_20_Emphasis"><text:span text:style-name="T16">google</text:span></text:span><text:span text:style-name="Strong_20_Emphasis"><text:span text:style-name="T32">.</text:span></text:span></text:p>
      <text:p text:style-name="P7"><text:span text:style-name="Strong_20_Emphasis"><text:span text:style-name="T50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50"><text:tab/></text:span></text:span><text:span text:style-name="Strong_20_Emphasis"><text:span text:style-name="T21">Kopieer de Firefox data </text:span></text:span><text:span text:style-name="Strong_20_Emphasis"><text:span text:style-name="T32">naar ~/.mozilla </text:span></text:span><text:span text:style-name="Strong_20_Emphasis"><text:span text:style-name="T35">(let op Firefox </text:span></text:span><text:span text:style-name="Strong_20_Emphasis"><text:span text:style-name="T36"><text:s/>→ </text:span></text:span><text:span text:style-name="Strong_20_Emphasis"><text:span text:style-name="T37">firefox</text:span></text:span><text:span text:style-name="Strong_20_Emphasis"><text:span text:style-name="T35">), </text:span></text:span><text:span text:style-name="Strong_20_Emphasis"><text:span text:style-name="T26">of in </text:span></text:span><text:span text:style-name="Strong_20_Emphasis"><text:span text:style-name="T32">~/.mozilla.</text:span></text:span></text:p>
      <text:p text:style-name="P12"><text:span text:style-name="Strong_20_Emphasis"><text:span text:style-name="T136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136"><text:tab/></text:span></text:span><text:span text:style-name="Strong_20_Emphasis"><text:span text:style-name="T137">Start Firefox en controleer de werking.</text:span></text:span></text:p>
      <text:p text:style-name="P12"><text:span text:style-name="Strong_20_Emphasis"><text:span text:style-name="T136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136"><text:tab/></text:span></text:span><text:span text:style-name="Strong_20_Emphasis"><text:span text:style-name="T137">Kopieer de Thunderbird data </text:span></text:span><text:span text:style-name="Strong_20_Emphasis"><text:span text:style-name="T142">naar ~/.thunderbird, </text:span></text:span><text:span text:style-name="Strong_20_Emphasis"><text:span text:style-name="T143">of in </text:span></text:span><text:span text:style-name="Strong_20_Emphasis"><text:span text:style-name="T142">~/.thunderbird.</text:span></text:span></text:p>
      <text:p text:style-name="P7"><text:span text:style-name="Strong_20_Emphasis"><text:span text:style-name="T50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21">Start Thunderbird en controleer de werking </text:span></text:span><text:span text:style-name="Strong_20_Emphasis"><text:span text:style-name="T38">(inc</text:span></text:span><text:span text:style-name="Strong_20_Emphasis"><text:span text:style-name="T39">l</text:span></text:span><text:span text:style-name="Strong_20_Emphasis"><text:span text:style-name="T40">usief </text:span></text:span><text:span text:style-name="Strong_20_Emphasis"><text:span text:style-name="T38"><text:s/></text:span></text:span><text:span text:style-name="Strong_20_Emphasis"><text:span text:style-name="T41">eventuele</text:span></text:span><text:span text:style-name="Strong_20_Emphasis"><text:span text:style-name="T38"> Agenda)</text:span></text:span><text:span text:style-name="Strong_20_Emphasis"><text:span text:style-name="T21">.</text:span></text:span></text:p>
      <text:p text:style-name="P7"><text:span text:style-name="Strong_20_Emphasis"><text:span text:style-name="T50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50"><text:tab/></text:span></text:span><text:span text:style-name="Strong_20_Emphasis"><text:span text:style-name="T42">Verwijder overbodige Windows-bestanden via </text:span></text:span><text:span text:style-name="Strong_20_Emphasis"><text:span text:style-name="T57">Terminalvenster</text:span></text:span><text:span text:style-name="T57"> </text:span><text:span text:style-name="T58">en de volgende opdrachtregel:<text:line-break/></text:span></text:p>
      <text:list xml:id="list113845451390778" text:continue-numbering="true" text:style-name="L1">
        <text:list-header>
          <text:p text:style-name="P63"><text:span text:style-name="User_20_Entry"><text:span text:style-name="T66">f</text:span></text:span><text:span text:style-name="User_20_Entry"><text:span text:style-name="T67">ind </text:span></text:span><text:span text:style-name="User_20_Entry"><text:span text:style-name="T66">$HOME</text:span></text:span><text:span text:style-name="User_20_Entry"><text:span text:style-name="T67"> -</text:span></text:span><text:span text:style-name="User_20_Entry"><text:span text:style-name="T68">i</text:span></text:span><text:span text:style-name="User_20_Entry"><text:span text:style-name="T67">name </text:span></text:span><text:span text:style-name="User_20_Entry"><text:span text:style-name="T69">d</text:span></text:span><text:span text:style-name="User_20_Entry"><text:span text:style-name="T67">esktop.ini -</text:span></text:span><text:span text:style-name="User_20_Entry"><text:span text:style-name="T70">d</text:span></text:span><text:span text:style-name="User_20_Entry"><text:span text:style-name="T71">e</text:span></text:span><text:span text:style-name="User_20_Entry"><text:span text:style-name="T70">lete </text:span></text:span><text:span text:style-name="User_20_Entry"><text:span text:style-name="T72">-or </text:span></text:span><text:span text:style-name="User_20_Entry"><text:span text:style-name="T67">-</text:span></text:span><text:span text:style-name="User_20_Entry"><text:span text:style-name="T73">i</text:span></text:span><text:span text:style-name="User_20_Entry"><text:span text:style-name="T67">name </text:span></text:span><text:span text:style-name="User_20_Entry"><text:span text:style-name="T73">t</text:span></text:span><text:span text:style-name="User_20_Entry"><text:span text:style-name="T67">humbs.db -</text:span></text:span><text:span text:style-name="User_20_Entry"><text:span text:style-name="T70">delete -</text:span></text:span><text:span text:style-name="User_20_Entry"><text:span text:style-name="T72">or </text:span></text:span><text:span text:style-name="User_20_Entry"><text:span text:style-name="T67">-name '*.</text:span></text:span><text:span text:style-name="User_20_Entry"><text:span text:style-name="T74">lnk'</text:span></text:span><text:span text:style-name="User_20_Entry"><text:span text:style-name="T67"> -</text:span></text:span><text:span text:style-name="User_20_Entry"><text:span text:style-name="T70">delete -</text:span></text:span><text:span text:style-name="User_20_Entry"><text:span text:style-name="T75">or </text:span></text:span><text:span text:style-name="User_20_Entry"><text:span text:style-name="T67">-</text:span></text:span><text:span text:style-name="User_20_Entry"><text:span text:style-name="T68">i</text:span></text:span><text:span text:style-name="User_20_Entry"><text:span text:style-name="T67">name '*.</text:span></text:span><text:span text:style-name="User_20_Entry"><text:span text:style-name="T76">exe'</text:span></text:span><text:span text:style-name="User_20_Entry"><text:span text:style-name="T67"> -</text:span></text:span><text:span text:style-name="User_20_Entry"><text:span text:style-name="T70">delete<text:line-break/></text:span></text:span></text:p>
        </text:list-header>
      </text:list>
      <text:p text:style-name="P8"><text:span text:style-name="Strong_20_Emphasis"><text:span text:style-name="T50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50"><text:tab/></text:span></text:span><text:span text:style-name="Strong_20_Emphasis"><text:span text:style-name="T21">Maak verbinding met het Internet, zodat er </text:span></text:span><text:span text:style-name="Strong_20_Emphasis"><text:span text:style-name="T43">weer</text:span></text:span><text:span text:style-name="Strong_20_Emphasis"><text:span text:style-name="T21"> nieuwe </text:span></text:span><text:span text:style-name="Strong_20_Emphasis"><text:span text:style-name="T44">e-</text:span></text:span><text:span text:style-name="Strong_20_Emphasis"><text:span text:style-name="T21">mails</text:span></text:span><text:span text:style-name="Strong_20_Emphasis"><text:span text:style-name="T45"> </text:span></text:span><text:span text:style-name="Strong_20_Emphasis"><text:span text:style-name="T44">binnen</text:span></text:span><text:span text:style-name="Strong_20_Emphasis"><text:span text:style-name="T21"> </text:span></text:span><text:span text:style-name="Strong_20_Emphasis"><text:span text:style-name="T45">kunnen </text:span></text:span><text:span text:style-name="Strong_20_Emphasis"><text:span text:style-name="T21">komen.</text:span></text:span></text:p>
      <text:list xml:id="list2474250517" text:style-name="L2">
        <text:list-header>
          <text:p text:style-name="P66"><text:span text:style-name="Strong_20_Emphasis"><text:span text:style-name="T144"/></text:span></text:p>
          <text:p text:style-name="P67"><text:span text:style-name="Strong_20_Emphasis"><text:span text:style-name="T144"><text:line-break/></text:span></text:span><text:span text:style-name="Strong_20_Emphasis"><text:span text:style-name="T81">E</text:span></text:span><text:span text:style-name="Strong_20_Emphasis"><text:span text:style-name="T82">inde c</text:span></text:span><text:span text:style-name="Strong_20_Emphasis"><text:span text:style-name="T83">hecklist, </text:span></text:span><text:span text:style-name="Strong_20_Emphasis"><text:span text:style-name="T84">d</text:span></text:span><text:span text:style-name="Strong_20_Emphasis"><text:span text:style-name="T83">e</text:span></text:span><text:span text:style-name="T46"> mig</text:span><text:span text:style-name="T47">ratie </text:span><text:span text:style-name="T46">is </text:span><text:span text:style-name="T47">voltooid.</text:span></text:p>
        </text:list-header>
      </text:list>
      <text:p text:style-name="P40"/>
      <text:list xml:id="list113847294149243" text:continue-numbering="true" text:style-name="L2">
        <text:list-header>
          <text:p text:style-name="P68"><text:span text:style-name="T80">Geschreven</text:span><text:span text:style-name="T48"> door Karel Zimmer</text:span><text:span text:style-name="Strong_20_Emphasis"><text:span text:style-name="T17"> &lt;</text:span></text:span><text:a xlink:type="simple" xlink:href="mailto:info@karelzimmer.nl" text:style-name="Internet_20_link" text:visited-style-name="Visited_20_Internet_20_Link"><text:span text:style-name="Strong_20_Emphasis"><text:span text:style-name="T151">info@karelzimmer.nl</text:span></text:span></text:a><text:span text:style-name="Strong_20_Emphasis"><text:span text:style-name="T17">&gt;</text:span></text:span><text:span text:style-name="T48">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8">Gebr.#</text:p>
            <text:p text:style-name="P48"/>
          </table:table-cell>
          <table:table-cell table:style-name="Tabel1.A1" table:number-rows-spanned="2" office:value-type="string">
            <text:p text:style-name="P49">Gebruiker</text:p>
            <text:p text:style-name="P50">(bijv. Jan Stek)</text:p>
          </table:table-cell>
          <table:table-cell table:style-name="Tabel1.A1" table:number-rows-spanned="2" office:value-type="string">
            <text:p text:style-name="P49">Gebruikersnaam</text:p>
            <text:p text:style-name="P50">(bijv. jan)</text:p>
          </table:table-cell>
          <table:table-cell table:style-name="Tabel1.D1" table:number-rows-spanned="2" office:value-type="string">
            <text:p text:style-name="P53">Wachtwoord</text:p>
            <text:p text:style-name="P51"/>
          </table:table-cell>
          <table:table-cell table:style-name="Tabel1.E1" office:value-type="string">
            <text:p text:style-name="P49"/>
          </table:table-cell>
          <table:table-cell table:style-name="Tabel1.F1" office:value-type="string">
            <text:p text:style-name="P54">BIOS-wachtwoord</text:p>
          </table:table-cell>
          <table:table-cell table:style-name="Tabel1.G1" office:value-type="string">
            <text:p text:style-name="P52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/>
          <table:covered-table-cell/>
          <table:covered-table-cell/>
          <table:covered-table-cell/>
          <table:table-cell table:style-name="Tabel1.E1" office:value-type="string">
            <text:p text:style-name="P49"/>
          </table:table-cell>
          <table:table-cell table:style-name="Tabel1.F2" office:value-type="string">
            <text:p text:style-name="P55">Wifi-netwerknaam</text:p>
          </table:table-cell>
          <table:table-cell table:style-name="Tabel1.G2" office:value-type="string">
            <text:p text:style-name="P52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48">1</text:p>
          </table:table-cell>
          <table:table-cell table:style-name="Tabel1.A3" office:value-type="string">
            <text:p text:style-name="P49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52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52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49"/>
          </table:table-cell>
          <table:table-cell table:style-name="Tabel1.F2" office:value-type="string">
            <text:p text:style-name="P56">Netwerksleutel</text:p>
          </table:table-cell>
          <table:table-cell table:style-name="Tabel1.G2" office:value-type="string">
            <text:p text:style-name="P52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48">2</text:p>
          </table:table-cell>
          <table:table-cell table:style-name="Tabel1.A3" office:value-type="string">
            <text:p text:style-name="P52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52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52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49"/>
          </table:table-cell>
          <table:table-cell table:style-name="Tabel1.F2" office:value-type="string">
            <text:p text:style-name="P57">Router IP#</text:p>
          </table:table-cell>
          <table:table-cell table:style-name="Tabel1.G2" office:value-type="string">
            <text:p text:style-name="P52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58">3</text:p>
          </table:table-cell>
          <table:table-cell table:style-name="Tabel1.A3" office:value-type="string">
            <text:p text:style-name="P52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52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52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49"/>
          </table:table-cell>
          <table:table-cell table:style-name="Tabel1.F2" office:value-type="string">
            <text:p text:style-name="P57">Router gebr.nm/ww</text:p>
          </table:table-cell>
          <table:table-cell table:style-name="Tabel1.G2" office:value-type="string">
            <text:p text:style-name="P52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58">4</text:p>
          </table:table-cell>
          <table:table-cell table:style-name="Tabel1.A3" office:value-type="string">
            <text:p text:style-name="P52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52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52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49"/>
          </table:table-cell>
          <table:table-cell table:style-name="Tabel1.F2" office:value-type="string">
            <text:p text:style-name="P59">TeamViewer ID</text:p>
          </table:table-cell>
          <table:table-cell table:style-name="Tabel1.G2" office:value-type="string">
            <text:p text:style-name="P52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34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5">Gebr./<text:span text:style-name="T147">Volg#</text:span></text:p>
          </table:table-cell>
          <table:table-cell table:style-name="Tabel2.A1" office:value-type="string">
            <text:p text:style-name="P36">E-mailnaam</text:p>
          </table:table-cell>
          <table:table-cell table:style-name="Tabel2.A1" office:value-type="string">
            <text:p text:style-name="P36">E-mailadres</text:p>
          </table:table-cell>
          <table:table-cell table:style-name="Tabel2.A1" office:value-type="string">
            <text:p text:style-name="P42">Gebruikersnaam</text:p>
          </table:table-cell>
          <table:table-cell table:style-name="Tabel2.A1" office:value-type="string">
            <text:p text:style-name="P43">Wachtwoord</text:p>
          </table:table-cell>
          <table:table-cell table:style-name="Tabel2.A1" office:value-type="string">
            <text:p text:style-name="P43"><text:span text:style-name="T146">Inkomende</text:span><text:span text:style-name="T145"> </text:span>mailserver<text:line-break/>(pop.voorbeeld.com)</text:p>
          </table:table-cell>
          <table:table-cell table:style-name="Tabel2.G1" office:value-type="string">
            <text:p text:style-name="P44"><text:span text:style-name="T145">Uitgaande </text:span>mail<text:span text:style-name="T145">-</text:span>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6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47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37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45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45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45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45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46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7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7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5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5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5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5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46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37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37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45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45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45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45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46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37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37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45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45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45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45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46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37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37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45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45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45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45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46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37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37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45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45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45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45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Liberation Sans" svg:font-family="'Liberation Sans'" style:font-adornments="Vet cursief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Liberation Sans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-migratie-Microsoft-Windows-naar-Ubuntu-Linux.odt</text:file-name><text:tab/><text:tab/><text:tab/><text:tab/><text:tab/><text:tab/><text:tab/><text:tab/><text:tab/><text:tab/><text:tab/><text:tab/><text:tab/><text:date style:data-style-name="N36" text:date-value="2022-02-15T11:38:45.112600531">15-02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4"><text:file-name text:display="name">Checklist-migratie-Microsoft-Windows-naar-Ubuntu-Linux</text:file-name><text:tab/><text:tab/><text:tab/><text:tab/><text:tab/><text:tab/><text:tab/><text:tab/><text:tab/><text:tab/><text:tab/><text:tab/><text:tab/><text:date style:data-style-name="N36" text:date-value="2022-02-15T11:38:45.113845244">15-02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5T11:38:45.022463456</dc:date>
    <meta:print-date>2014-01-05T10:21:33.960023988</meta:print-date>
    <meta:keyword>Installatie</meta:keyword>
    <meta:keyword>Checklist</meta:keyword>
    <meta:keyword>Linux</meta:keyword>
    <meta:editing-cycles>2355</meta:editing-cycles>
    <meta:editing-duration>P4DT23H33M43S</meta:editing-duration>
    <meta:printed-by>Karel Zimmer</meta:printed-by>
    <dc:creator>Karel Zimmer</dc:creator>
    <meta:document-statistic meta:table-count="5" meta:image-count="0" meta:object-count="0" meta:page-count="4" meta:paragraph-count="156" meta:word-count="493" meta:character-count="4098" meta:non-whitespace-character-count="3468"/>
    <meta:user-defined meta:name="Info 1"/>
    <meta:user-defined meta:name="Info 2"/>
    <meta:user-defined meta:name="Info 3"/>
    <meta:user-defined meta:name="Info 4"/>
  </office:meta>
</office:document-meta>
</file>